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l -v -H "Accept: application/json" -H "Content-type: application/json" -X POST -d ' {"name":"Olivier","title":"Dr","address":"Y-PARC","specialization":"Network services"}' <text:a xlink:type="simple" xlink:href="http://localhost:8080/JPAPerf/webresources/professor">http://localhost:8080/JPAPerf/webresources/professor</text:a></text:p>
      <text:p text:style-name="Standard"/>
      <text:p text:style-name="Standard"/>
      <text:p text:style-name="Standard">Populate database</text:p>
      <text:p text:style-name="Standard"/>
      <text:p text:style-name="Standard"><text:bookmark-start text:name="__DdeLink__2_103029276"/>{</text:p>
      <text:p text:style-name="Standard"><text:s text:c="4"/>"courseNamePath": "/media/441602B11602A450/Ecole/PDB/projets/List of course.txt",</text:p>
      <text:p text:style-name="Standard"><text:s text:c="4"/>"professorNamePath": "/media/441602B11602A450/Ecole/PDB/projets/List of professor.txt",</text:p>
      <text:p text:style-name="Standard"><text:s text:c="4"/>"studentNamePath": "/media/441602B11602A450/Ecole/PDB/projets/List of student.txt",</text:p>
      <text:p text:style-name="Standard"><text:s text:c="4"/>"nbrEvent": 200,</text:p>
      <text:p text:style-name="Standard"><text:s text:c="4"/>"nbrMaxCoursPerStudent": 4,</text:p>
      <text:p text:style-name="Standard"><text:s text:c="4"/>"nbrMaxProfessor": 20,</text:p>
      <text:p text:style-name="Standard"><text:s text:c="4"/>"nbrMaxStudent": 20</text:p>
      <text:p text:style-name="Standard">}<text:bookmark-end text:name="__DdeLink__2_1030292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ss </meta:initial-creator>
    <meta:creation-date>2013-04-12T18:05:01</meta:creation-date>
    <dc:date>2013-05-17T11:15:59</dc:date>
    <dc:creator>Gauss </dc:creator>
    <meta:editing-duration>PT17H45M2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39" meta:character-count="609" meta:non-whitespace-character-count="553"/>
  </office:meta>
</office:document-meta>
</file>